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BeanToArray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BeanToArray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BeanToArray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BeanToArray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BeanToArray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BeanToArray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BeanToArrayCodec.FastjsonBeanToArray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BeanToArray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BeanToArray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BeanToArray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